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B00000230EDBC6D4891647658.png" manifest:media-type="image/png"/>
  <manifest:file-entry manifest:full-path="Pictures/10000000000003D40000021C05383E213151DCF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468cm" svg:x="9.509cm" svg:y="4.375cm">
          <draw:image xlink:href="Pictures/10000000000003D40000021C05383E213151DCFC.png" xlink:type="simple" xlink:show="embed" xlink:actuate="onLoad" loext:mime-type="image/png">
            <text:p/>
          </draw:image>
        </draw:frame>
        <draw:frame draw:style-name="gr1" draw:text-style-name="P1" draw:layer="layout" svg:width="7.909cm" svg:height="14.813cm" svg:x="1.219cm" svg:y="2.143cm">
          <draw:image xlink:href="Pictures/100000000000012B00000230EDBC6D4891647658.png" xlink:type="simple" xlink:show="embed" xlink:actuate="onLoad" loext:mime-type="image/png">
            <text:p/>
          </draw:image>
        </draw:frame>
        <draw:frame draw:style-name="gr2" draw:text-style-name="P2" draw:layer="layout" svg:width="2.263cm" svg:height="0.962cm" svg:x="4.175cm" svg:y="17.129cm">
          <draw:text-box>
            <text:p>a) raw</text:p>
          </draw:text-box>
        </draw:frame>
        <draw:frame draw:style-name="gr2" draw:text-style-name="P2" draw:layer="layout" svg:width="3.355cm" svg:height="0.962cm" svg:x="17.764cm" svg:y="14.97cm">
          <draw:text-box>
            <text:p>a) bar plo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6:21:55.939586828</meta:creation-date>
    <dc:date>2021-12-15T16:24:17.675551039</dc:date>
    <meta:editing-duration>PT2M22S</meta:editing-duration>
    <meta:editing-cycles>1</meta:editing-cycles>
    <meta:document-statistic meta:object-count="4"/>
    <meta:generator>LibreOffice/6.4.7.2$Linux_X86_64 LibreOffice_project/40$Build-2</meta:generator>
  </office:meta>
</office:document-meta>
</file>